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8acb" officeooo:paragraph-rsid="00178acb"/>
    </style:style>
    <style:style style:name="P2" style:family="paragraph" style:parent-style-name="Standard" style:list-style-name="L1">
      <style:text-properties officeooo:rsid="00178acb" officeooo:paragraph-rsid="00178acb"/>
    </style:style>
    <style:style style:name="P3" style:family="paragraph" style:parent-style-name="Standard" style:list-style-name="L2">
      <style:text-properties officeooo:rsid="00178acb" officeooo:paragraph-rsid="0017d82f"/>
    </style:style>
    <style:style style:name="P4" style:family="paragraph" style:parent-style-name="Standard">
      <style:text-properties officeooo:rsid="0017d82f" officeooo:paragraph-rsid="0017d82f"/>
    </style:style>
    <style:style style:name="T1" style:family="text">
      <style:text-properties officeooo:rsid="0017d8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 for city</text:p>
      <text:p text:style-name="P1">string for aircraft</text:p>
      <text:p text:style-name="P1"/>
      <text:p text:style-name="P4">use multiple select or switch structure</text:p>
      <text:p text:style-name="P1"/>
      <text:p text:style-name="P1">Distance from orlando:</text:p>
      <text:list xml:id="list1740869839502068875" text:style-name="L1">
        <text:list-item>
          <text:p text:style-name="P2">New York: <text:tab/><text:tab/>940 miles</text:p>
        </text:list-item>
        <text:list-item>
          <text:p text:style-name="P2">Paris:<text:tab/><text:tab/><text:tab/>4,494.92 miles</text:p>
        </text:list-item>
        <text:list-item>
          <text:p text:style-name="P2">London:<text:tab/><text:tab/>4,343.95 miles</text:p>
        </text:list-item>
        <text:list-item>
          <text:p text:style-name="P2">Rome:<text:tab/><text:tab/><text:tab/>5,121.76 miles</text:p>
        </text:list-item>
        <text:list-item>
          <text:p text:style-name="P2">Frankfurt:<text:tab/><text:tab/>4740.48 miles</text:p>
        </text:list-item>
        <text:list-item>
          <text:p text:style-name="P2">San Francisco: <text:tab/>2,440.01 miles</text:p>
        </text:list-item>
        <text:list-item>
          <text:p text:style-name="P2">Tokyo:<text:tab/><text:tab/><text:tab/>7,262.04 miles</text:p>
        </text:list-item>
        <text:list-item>
          <text:p text:style-name="P2">Havana:<text:tab/><text:tab/><text:span text:style-name="T1">380.23 miles</text:span></text:p>
        </text:list-item>
        <text:list-item>
          <text:p text:style-name="P2">SOURCE:</text:p>
          <text:list>
            <text:list-item>
              <text:p text:style-name="P2">All city distances were determined by using http://www.distance-cities.com/</text:p>
            </text:list-item>
          </text:list>
        </text:list-item>
      </text:list>
      <text:p text:style-name="P1">Cruising speeds:</text:p>
      <text:list xml:id="list1476473405313469776" text:style-name="L2">
        <text:list-item>
          <text:p text:style-name="P3">Boeing 747<text:tab/><text:tab/><text:span text:style-name="T1">570 mph (https://en.wikipedia.org/wiki/Boeing_747)</text:span></text:p>
        </text:list-item>
        <text:list-item>
          <text:p text:style-name="P3">Boeing 777<text:tab/><text:tab/><text:span text:style-name="T1">560 mph (https://en.wikipedia.org/wiki/Boeing_777)</text:span></text:p>
        </text:list-item>
        <text:list-item>
          <text:p text:style-name="P3">Airbus A330<text:tab/><text:tab/><text:span text:style-name="T1">541 mph (https://en.wikipedia.org/wiki/Airbus_A330)</text:span></text:p>
        </text:list-item>
        <text:list-item>
          <text:p text:style-name="P3">Airbus A380<text:tab/><text:tab/><text:span text:style-name="T1">570 mph</text:span> <text:span text:style-name="T1">(</text:span><text:a xlink:type="simple" xlink:href="https://en.wikipedia.org/wiki/Airbus_A380"><text:span text:style-name="T1">https://en.wikipedia.org/wiki/Airbus_A380</text:span></text:a><text:span text:style-name="T1"> ; says that cruise speed is mach 0.85 which is == to Boeing 747)</text:span></text:p>
        </text:list-item>
        <text:list-item>
          <text:p text:style-name="P3">Concorde<text:tab/><text:tab/><text:span text:style-name="T1">1334 mph (https://en.wikipedia.org/wiki/Concord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09:37:16.219192444</meta:creation-date>
    <dc:date>2016-02-01T12:54:52.129598212</dc:date>
    <meta:editing-duration>PT2H40M22S</meta:editing-duration>
    <meta:editing-cycles>1</meta:editing-cycles>
    <meta:document-statistic meta:table-count="0" meta:image-count="0" meta:object-count="0" meta:page-count="1" meta:paragraph-count="20" meta:word-count="105" meta:character-count="769" meta:non-whitespace-character-count="682"/>
    <meta:generator>LibreOffice/4.2.8.2$Linux_X86_64 LibreOffice_project/420m0$Build-2</meta:generator>
  </office:meta>
</office:document-meta>
</file>